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sh -i ~/cles_p8_sd.pem -D 5555 hadoop@ec2-35-181-168-120.eu-west-3.compute.amazonaws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7T13:56:25.633660919</meta:creation-date>
    <dc:date>2023-10-17T13:56:55.306727794</dc:date>
    <meta:editing-duration>PT30S</meta:editing-duration>
    <meta:editing-cycles>1</meta:editing-cycles>
    <meta:document-statistic meta:table-count="0" meta:image-count="0" meta:object-count="0" meta:page-count="1" meta:paragraph-count="1" meta:word-count="6" meta:character-count="89" meta:non-whitespace-character-count="84"/>
    <meta:generator>LibreOffice/6.4.7.2$Linux_X86_64 LibreOffice_project/40$Build-2</meta:generator>
  </office:meta>
</office:document-meta>
</file>